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835in" loext:contextual-spacing="false" fo:line-height="100%" fo:text-align="center" style:justify-single-word="false"/>
      <style:text-properties fo:font-size="10pt" officeooo:paragraph-rsid="00293abe" style:font-size-asian="10pt" style:font-size-complex="10pt"/>
    </style:style>
    <style:style style:name="P2" style:family="paragraph" style:parent-style-name="Standard">
      <style:paragraph-properties fo:margin-top="0in" fo:margin-bottom="0in" loext:contextual-spacing="false" fo:line-height="100%"/>
      <style:text-properties fo:font-size="10pt" fo:font-weight="normal" officeooo:rsid="0040a026" officeooo:paragraph-rsid="0040a026" style:font-size-asian="10pt" style:font-weight-asian="normal" style:font-size-complex="10pt" style:font-weight-complex="normal"/>
    </style:style>
    <style:style style:name="P3" style:family="paragraph" style:parent-style-name="Standard">
      <style:paragraph-properties fo:margin-top="0in" fo:margin-bottom="0in" loext:contextual-spacing="false" fo:line-height="150%"/>
      <style:text-properties fo:font-size="10pt" fo:font-weight="normal" officeooo:rsid="0040a026" officeooo:paragraph-rsid="0040a026" style:font-size-asian="10pt" style:font-weight-asian="normal" style:font-size-complex="10pt" style:font-weight-complex="normal"/>
    </style:style>
    <style:style style:name="P4" style:family="paragraph" style:parent-style-name="Standard">
      <style:paragraph-properties fo:margin-left="0.0098in" fo:margin-right="0in" fo:margin-top="0in" fo:margin-bottom="0in" loext:contextual-spacing="false" fo:line-height="150%" fo:text-indent="0in" style:auto-text-indent="false"/>
      <style:text-properties fo:font-size="10pt" fo:font-weight="normal" officeooo:rsid="004512a6" officeooo:paragraph-rsid="004512a6" style:font-size-asian="10pt" style:font-weight-asian="normal" style:font-size-complex="10pt" style:font-weight-complex="normal"/>
    </style:style>
    <style:style style:name="P5" style:family="paragraph" style:parent-style-name="Standard">
      <style:paragraph-properties fo:margin-left="0.0098in" fo:margin-right="0in" fo:margin-top="0in" fo:margin-bottom="0in" loext:contextual-spacing="false" fo:line-height="150%" fo:text-indent="0in" style:auto-text-indent="false"/>
      <style:text-properties fo:font-size="10pt" fo:font-weight="normal" officeooo:rsid="0040a026" officeooo:paragraph-rsid="0040a026" style:font-size-asian="10pt" style:font-weight-asian="normal" style:font-size-complex="10pt" style:font-weight-complex="normal"/>
    </style:style>
    <style:style style:name="P6" style:family="paragraph" style:parent-style-name="Standard">
      <style:paragraph-properties fo:margin-left="0.0098in" fo:margin-right="0in" fo:margin-top="0in" fo:margin-bottom="0in" loext:contextual-spacing="false" fo:line-height="150%" fo:text-indent="0in" style:auto-text-indent="false"/>
      <style:text-properties fo:font-size="10pt" fo:font-weight="normal" officeooo:rsid="004dfde4" officeooo:paragraph-rsid="004dfde4" style:font-size-asian="10pt" style:font-weight-asian="normal" style:font-size-complex="10pt" style:font-weight-complex="normal"/>
    </style:style>
    <style:style style:name="P7" style:family="paragraph" style:parent-style-name="Standard">
      <style:paragraph-properties fo:margin-left="0.0098in" fo:margin-right="0in" fo:margin-top="0in" fo:margin-bottom="0in" loext:contextual-spacing="false" fo:line-height="150%" fo:text-indent="0in" style:auto-text-indent="false"/>
      <style:text-properties officeooo:paragraph-rsid="00423f11"/>
    </style:style>
    <style:style style:name="P8" style:family="paragraph" style:parent-style-name="Standard">
      <style:paragraph-properties fo:margin-left="0.0098in" fo:margin-right="0in" fo:margin-top="0in" fo:margin-bottom="0in" loext:contextual-spacing="false" fo:line-height="150%" fo:text-indent="0in" style:auto-text-indent="false"/>
      <style:text-properties officeooo:paragraph-rsid="004dfde4"/>
    </style:style>
    <style:style style:name="P9" style:family="paragraph" style:parent-style-name="Standard">
      <style:paragraph-properties fo:margin-left="0.0098in" fo:margin-right="0in" fo:margin-top="0in" fo:margin-bottom="0in" loext:contextual-spacing="false" fo:line-height="150%" fo:text-indent="0in" style:auto-text-indent="false"/>
      <style:text-properties officeooo:rsid="004512a6" officeooo:paragraph-rsid="004512a6"/>
    </style:style>
    <style:style style:name="P10" style:family="paragraph" style:parent-style-name="Standard" style:master-page-name="Standard">
      <style:paragraph-properties fo:margin-top="0in" fo:margin-bottom="0.0835in" loext:contextual-spacing="false" fo:line-height="100%" fo:text-align="center" style:justify-single-word="false" style:page-number="auto"/>
      <style:text-properties fo:font-size="16pt" fo:font-weight="bold" officeooo:paragraph-rsid="00293abe" style:font-size-asian="16pt" style:font-weight-asian="bold" style:font-size-complex="16pt"/>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normal" officeooo:rsid="00423f11" style:font-size-asian="10pt" style:font-weight-asian="normal" style:font-size-complex="10pt" style:font-weight-complex="normal"/>
    </style:style>
    <style:style style:name="T3" style:family="text">
      <style:text-properties fo:font-size="10pt" fo:font-weight="normal" officeooo:rsid="00434bdd" style:font-size-asian="10pt" style:font-weight-asian="normal" style:font-size-complex="10pt" style:font-weight-complex="normal"/>
    </style:style>
    <style:style style:name="T4" style:family="text">
      <style:text-properties fo:font-size="10pt" fo:font-weight="normal" officeooo:rsid="00434fa7" style:font-size-asian="10pt" style:font-weight-asian="normal" style:font-size-complex="10pt" style:font-weight-complex="normal"/>
    </style:style>
    <style:style style:name="T5" style:family="text">
      <style:text-properties fo:font-size="10pt" fo:font-weight="normal" officeooo:rsid="004512a6" style:font-size-asian="10pt" style:font-weight-asian="normal" style:font-size-complex="10pt" style:font-weight-complex="normal"/>
    </style:style>
    <style:style style:name="T6" style:family="text">
      <style:text-properties fo:font-size="10pt" fo:font-weight="normal" officeooo:rsid="00456e11" style:font-size-asian="10pt" style:font-weight-asian="normal" style:font-size-complex="10pt" style:font-weight-complex="normal"/>
    </style:style>
    <style:style style:name="T7" style:family="text">
      <style:text-properties fo:font-size="10pt" fo:font-weight="normal" officeooo:rsid="004760d2" style:font-size-asian="10pt" style:font-weight-asian="normal" style:font-size-complex="10pt" style:font-weight-complex="normal"/>
    </style:style>
    <style:style style:name="T8" style:family="text">
      <style:text-properties fo:font-size="10pt" fo:font-weight="normal" officeooo:rsid="004ab5f8" style:font-size-asian="10pt" style:font-weight-asian="normal" style:font-size-complex="10pt" style:font-weight-complex="normal"/>
    </style:style>
    <style:style style:name="T9" style:family="text">
      <style:text-properties fo:font-size="10pt" fo:font-weight="normal" officeooo:rsid="004bd2bb" style:font-size-asian="10pt" style:font-weight-asian="normal" style:font-size-complex="10pt" style:font-weight-complex="normal"/>
    </style:style>
    <style:style style:name="T10" style:family="text">
      <style:text-properties fo:font-size="10pt" fo:font-weight="normal" officeooo:rsid="004d055c" style:font-size-asian="10pt" style:font-weight-asian="normal" style:font-size-complex="10pt" style:font-weight-complex="normal"/>
    </style:style>
    <style:style style:name="T11" style:family="text">
      <style:text-properties fo:font-size="10pt" fo:font-weight="normal" officeooo:rsid="004dfde4" style:font-size-asian="10pt" style:font-weight-asian="normal" style:font-size-complex="10pt" style:font-weight-complex="normal"/>
    </style:style>
    <style:style style:name="T12" style:family="text">
      <style:text-properties fo:font-size="10pt" fo:font-weight="normal" officeooo:rsid="004f3e91" style:font-size-asian="10pt" style:font-weight-asian="normal" style:font-size-complex="10pt" style:font-weight-complex="normal"/>
    </style:style>
    <style:style style:name="T13" style:family="text">
      <style:text-properties fo:font-size="10pt" fo:font-weight="normal" officeooo:rsid="005412b2" style:font-size-asian="10pt" style:font-weight-asian="normal" style:font-size-complex="10pt" style:font-weight-complex="normal"/>
    </style:style>
    <style:style style:name="T14" style:family="text">
      <style:text-properties fo:font-size="10pt" fo:font-weight="normal" officeooo:rsid="0055ed98" style:font-size-asian="10pt" style:font-weight-asian="normal" style:font-size-complex="10pt" style:font-weight-complex="normal"/>
    </style:style>
    <style:style style:name="T15" style:family="text">
      <style:text-properties fo:font-size="10pt" fo:font-weight="normal" officeooo:rsid="0057a6c1" style:font-size-asian="10pt" style:font-weight-asian="normal" style:font-size-complex="10pt" style:font-weight-complex="normal"/>
    </style:style>
    <style:style style:name="T16" style:family="text">
      <style:text-properties fo:font-size="10pt" fo:font-weight="normal" officeooo:rsid="005914af" style:font-size-asian="10pt" style:font-weight-asian="normal" style:font-size-complex="10pt" style:font-weight-complex="normal"/>
    </style:style>
    <style:style style:name="T17" style:family="text">
      <style:text-properties fo:font-size="10pt" fo:font-weight="normal" officeooo:rsid="005ac7f3" style:font-size-asian="10pt" style:font-weight-asian="normal" style:font-size-complex="10pt" style:font-weight-complex="normal"/>
    </style:style>
    <style:style style:name="T18" style:family="text">
      <style:text-properties officeooo:rsid="005ac7f3"/>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Oliver Mills</text:p>
      <text:section text:style-name="Sect1" text:name="Section3">
        <text:p text:style-name="P1">Columbia, SC </text:p>
        <text:p text:style-name="P1">419-265-9167</text:p>
        <text:p text:style-name="P1">mills.oliver@ymail.com</text:p>
      </text:section>
      <text:p text:style-name="P2">10/4/2020</text:p>
      <text:p text:style-name="P2"/>
      <text:p text:style-name="P3">FDM Group</text:p>
      <text:p text:style-name="P3">Recruiting Manager</text:p>
      <text:p text:style-name="P3">128 S Tryon St</text:p>
      <text:p text:style-name="P3">Charlotte, NC 28202</text:p>
      <text:p text:style-name="P3"/>
      <text:p text:style-name="P5">Dear Recruiting Manager,</text:p>
      <text:p text:style-name="P7"><text:span text:style-name="T2"><text:tab/>Throughout my life I always have been huge into strategy and problem solving from different games in my free time to math throughout school. When I started off in Mechanical Engineering at Ohio State I was okay with where I was but after being introduced to programming in my classes I thought to myself this is much more what I see myself doing </text:span><text:span text:style-name="T3">for the rest of my</text:span><text:span text:style-name="T2"> life. </text:span><text:span text:style-name="T3">From there I changed career paths and I stumbled across FDM at a career fair and was drawn towards the Software Development Graduate Programme. </text:span><text:span text:style-name="T4">The versatility of the training program </text:span><text:span text:style-name="T13">provides the perfect springboard for me to continue learning and improving on my skills that I already have</text:span><text:span text:style-name="T4">. Coupled with the </text:span><text:span text:style-name="T14">preference to support</text:span><text:span text:style-name="T4"> veterans in the company </text:span><text:span text:style-name="T14">both through charity and with job opportunities</text:span><text:span text:style-name="T4">, I feel like I would fit in perfectly after serving four years in the US Air Force.</text:span></text:p>
      <text:p text:style-name="P7"><text:span text:style-name="T4"><text:tab/></text:span><text:span text:style-name="T5">Throughout my time in the Air Force I worked in Aircraft Maintenance. </text:span><text:span text:style-name="T6">I have worked with teams of 2-5 people extensively from things like replacing flight controls to just everyday inspections. The attention to detail </text:span><text:span text:style-name="T7">I needed to solve all these problems is </text:span><text:span text:style-name="T15">great. When you are inspecting the same jet every day it can become mundane especially when 95% of the time everything is okay but the one time it is not it could literally be the difference between life or death. For example t</text:span><text:span text:style-name="T7">he difference between seeing and missing a loose screw on a jet could be the difference between an engine getting destroyed or being in 100% working order.</text:span><text:span text:style-name="T6"> </text:span></text:p>
      <text:p text:style-name="P7"><text:span text:style-name="T6"><text:tab/></text:span><text:span text:style-name="T8">For my capstone project I am leading a group of four others to create a tower defense video game. I personally have had to learn how to use Unity, Blender, and c# in order to create the game. </text:span><text:span text:style-name="T9">This has provided some challenge since Unity and Blender are</text:span><text:span text:style-name="T17"> new programs for me</text:span><text:span text:style-name="T9">, but the challenge to learn new programs is an exciting part of the project </text:span><text:span text:style-name="T16">and life in general</text:span><text:span text:style-name="T9">. </text:span><text:span text:style-name="T10">On top of that learning the design process in regards to a real world application has cemented the passion I have for creating applications f</text:span><text:span text:style-name="T11">or many types of users. Understanding the need to cater towards the user rather than personal wants is challenging, but this project opened my eyes to its importance. While not finished yet the project is directed towards success and we await its launch in 2021.</text:span></text:p>
      <text:p text:style-name="P8"><text:span text:style-name="T11"><text:tab/></text:span><text:span text:style-name="T12">Because m</text:span><text:span text:style-name="T11">y </text:span><text:span text:style-name="T17">detail oriented</text:span><text:span text:style-name="T11"> military background and </text:span><text:span text:style-name="T17">need for challenges in projects and work</text:span><text:span text:style-name="T11"> seem to mesh well with the goals of FDM, </text:span><text:span text:style-name="T12">I believe I will fit right in with FDM.</text:span><text:span text:style-name="T11"> I await the opportunity to join the </text:span><text:span text:style-name="T3">Software Development Graduate Programme </text:span><text:span text:style-name="T11">with FDM in the near future. Thank you for your time and consideration.</text:span></text:p>
      <text:p text:style-name="P6"/>
      <text:p text:style-name="P9"><text:span text:style-name="T4">S</text:span><text:span text:style-name="T1">incerely, </text:span></text:p>
      <text:p text:style-name="P4">Oliver Mill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text:list-tab-stop-position="0.5in" fo:text-indent="-0.25in" fo:margin-left="0.55in"/>
        </style:list-level-properties>
        <style:text-properties style:font-name="OpenSymbol"/>
      </text:list-level-style-bullet>
      <text:list-level-style-bullet text:level="2" text:style-name="ListLabel_20_2" text:bullet-char="o">
        <style:list-level-properties text:list-level-position-and-space-mode="label-alignment">
          <style:list-level-label-alignment text:label-followed-by="listtab" text:list-tab-stop-position="0.75in" fo:text-indent="-0.25in" fo:margin-left="1.0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in" fo:text-indent="-0.25in" fo:margin-left="1.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05in"/>
        </style:list-level-properties>
        <style:text-properties fo:font-family="Symbol" style:font-style-name="Regular"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text:list-tab-stop-position="1.5in" fo:text-indent="-0.25in" fo:margin-left="2.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1.75in" fo:text-indent="-0.25in" fo:margin-left="3.0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5in"/>
        </style:list-level-properties>
        <style:text-properties fo:font-family="Symbol" style:font-style-name="Regular" style:font-family-generic="roman" style:font-pitch="variable" style:font-charset="x-symbol"/>
      </text:list-level-style-bullet>
      <text:list-level-style-bullet text:level="8" text:style-name="ListLabel_20_4" text:bullet-char="o">
        <style:list-level-properties text:list-level-position-and-space-mode="label-alignment">
          <style:list-level-label-alignment text:label-followed-by="listtab" text:list-tab-stop-position="2.25in" fo:text-indent="-0.25in" fo:margin-left="4.0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2.5in" fo:text-indent="-0.25in" fo:margin-left="4.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Oliver</meta:initial-creator>
    <meta:editing-cycles>32</meta:editing-cycles>
    <meta:creation-date>2018-12-12T18:53:00</meta:creation-date>
    <dc:date>2020-10-18T20:53:43.973000000</dc:date>
    <meta:editing-duration>PT3H21M1S</meta:editing-duration>
    <meta:generator>LibreOffice/6.4.5.2$Windows_X86_64 LibreOffice_project/a726b36747cf2001e06b58ad5db1aa3a9a1872d6</meta:generator>
    <meta:document-statistic meta:table-count="0" meta:image-count="0" meta:object-count="0" meta:page-count="1" meta:paragraph-count="16" meta:word-count="482" meta:character-count="2771" meta:non-whitespace-character-count="22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